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uleDescriptorMemoryCache.get( File ivyFile , ParserSettings ivySettings , boolean validated , ModuleDescriptorProvider mdProvi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cheEntry.isStale( boolean validated , ParserSettings newParserSett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uleDescriptorMemoryCache.ModuleDescriptorMemoryCach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uleDescriptorMemoryCache.getStale( File ivyFile , ParserSettings ivySettings , boolean validated , ModuleDescriptorProvider md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uleDescriptorMemoryCache.putInCache( File url , ParserSettingsMonitor ivySettingsMonitor , boolean validated , ModuleDescriptor descrip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cheEntry.CacheEntry( ModuleDescriptor md , boolean validated , ParserSettingsMonitor parserSettingsMon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uleDescriptorMemoryCache.getFromCache( File ivyFile , ParserSettings ivySettings , boolean validat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